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ce1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12"/>
          <table:table-cell office:value-type="float" office:value="8.1999999999999993" table:style-name="ce7">
            <text:p>8,2</text:p>
          </table:table-cell>
          <table:table-cell office:value-type="float" office:value="11.5" table:style-name="ce7">
            <text:p>11,5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10.3" table:style-name="ce7">
            <text:p>10,3</text:p>
          </table:table-cell>
          <table:table-cell office:value-type="float" office:value="12.3" table:style-name="ce7">
            <text:p>12,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5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.5" table:style-name="ce9">
            <text:p>10,5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.7200000000000006" table:style-name="ce9">
            <text:p>8,72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.3000000000000007" table:style-name="ce9">
            <text:p>9,3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.5" table:style-name="ce9">
            <text:p>5,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3-29T12:28:42Z</dc:date>
    <meta:editing-cycles>5</meta:editing-cycles>
    <meta:editing-duration>PT16S</meta:editing-duration>
  </office:meta>
</office:document-meta>
</file>